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96.3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1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5"/>
          <table:covered-table-cell table:style-name="ce9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covered-table-cell table:style-name="ce2"/>
          <table:covered-table-cell table:number-columns-repeated="3"/>
          <table:covered-table-cell table:style-name="ce10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5" calcext:value-type="date">
            <text:p>15/10/2019</text:p>
          </table:table-cell>
          <table:table-cell table:style-name="ce16" office:value-type="string" calcext:value-type="string">
            <text:p>0,0,1</text:p>
          </table:table-cell>
          <table:table-cell table:style-name="ce26" office:value-type="string" calcext:value-type="string">
            <text:p>Creación del diagrama y primera adición de casos de uso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/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6" calcext:value-type="date">
            <text:p>16/10/2019</text:p>
          </table:table-cell>
          <table:table-cell table:style-name="ce16" office:value-type="string" calcext:value-type="string">
            <text:p>0,0,2</text:p>
          </table:table-cell>
          <table:table-cell table:style-name="ce27" office:value-type="string" calcext:value-type="string">
            <text:p>Adición de casos de uso al Consumidor y Administrador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1</text:p>
          </table:table-cell>
          <table:table-cell table:style-name="ce26" office:value-type="string" calcext:value-type="string">
            <text:p>Adición y desglose de indicaciones en el flujo alterno</text:p>
          </table:table-cell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Luis Eduardo Valle Martínez</text:p>
          </table:table-cell>
          <table:table-cell table:style-name="ce22" office:value-type="date" office:date-value="2019-10-17" calcext:value-type="date">
            <text:p>17/10/19</text:p>
          </table:table-cell>
          <table:table-cell table:style-name="ce16" office:value-type="string" calcext:value-type="string">
            <text:p>0,1,0</text:p>
          </table:table-cell>
          <table:table-cell table:style-name="ce31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6" table:number-columns-repeated="5"/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16" table:number-columns-repeated="5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/>
          <table:table-cell table:style-name="ce16" table:number-columns-repeated="5"/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 table:number-columns-repeated="7"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 table:number-columns-repeated="7"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2">
            <text:p>ECU:InicioSesion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 table:number-columns-repeated="7"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 table:number-columns-repeated="7"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15"/>
          <table:table-cell table:style-name="ce19"/>
          <table:table-cell table:style-name="ce20"/>
          <table:table-cell table:style-name="ce16"/>
          <table:table-cell table:style-name="ce2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 table:number-columns-repeated="7"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 table:number-columns-repeated="7"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2:24:09.4185112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18T12:25:18.803915730</dc:date>
    <meta:editing-duration>PT3H24M19S</meta:editing-duration>
    <meta:editing-cycles>13</meta:editing-cycles>
    <meta:generator>LibreOffice/6.2.7.1$Linux_X86_64 LibreOffice_project/20$Build-1</meta:generator>
    <meta:document-statistic meta:table-count="1" meta:cell-count="81" meta:object-count="0"/>
  </office:meta>
</office:document-meta>
</file>